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able_20_Contents">
      <style:text-properties fo:font-weight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officeooo:rsid="0018d3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Nom du cas d'utilisation</text:p>
          </table:table-cell>
          <table:table-cell table:style-name="Tableau1.B1" office:value-type="string">
            <text:p text:style-name="P3">Enregistrer une scène</text:p>
          </table:table-cell>
        </table:table-row>
        <table:table-row>
          <table:table-cell table:style-name="Tableau1.A2" office:value-type="string">
            <text:p text:style-name="P3">Pré-conditions :</text:p>
          </table:table-cell>
          <table:table-cell table:style-name="Tableau1.B2" office:value-type="string">
            <text:p text:style-name="Standard"/>
            <text:p text:style-name="Text_20_body">• Le serveur Raspberry Pi est démarré et le service de base de données est actif.</text:p>
            <text:p text:style-name="Text_20_body"/>
            <text:p text:style-name="Text_20_body">• La connexion réseau entre le PC (Client) et le RPI est établie.</text:p>
            <text:p text:style-name="Text_20_body"/>
            <text:p text:style-name="Text_20_body">• Une scène a été composée et validée sur l'interface PC par l'opérateur.</text:p>
            <text:p text:style-name="Table_20_Contents"/>
          </table:table-cell>
        </table:table-row>
        <table:table-row>
          <table:table-cell table:style-name="Tableau1.A2" office:value-type="string">
            <text:p text:style-name="P3">Post-conditions :</text:p>
          </table:table-cell>
          <table:table-cell table:style-name="Tableau1.B2" office:value-type="string">
            <text:p text:style-name="Text_20_body">• Les paramètres de la scène (valeurs DMX, nom, ID) sont stockés de manière pérenne dans la base de données du Raspberry Pi.</text:p>
            <text:p text:style-name="Text_20_body"/>
            <text:p text:style-name="Text_20_body">• Le PC reçoit une confirmation de l'enregistrement.</text:p>
            <text:p text:style-name="Table_20_Contents"/>
          </table:table-cell>
        </table:table-row>
        <table:table-row>
          <table:table-cell table:style-name="Tableau1.A2" office:value-type="string">
            <text:p text:style-name="P3">Scénario principal :</text:p>
          </table:table-cell>
          <table:table-cell table:style-name="Tableau1.B2" office:value-type="string">
            <text:p text:style-name="Standard"/>
            <text:p text:style-name="Text_20_body">1. Le serveur RPI se met en écoute de<text:span text:style-name="T2">E</text:span>s requêtes sur le port réseau dédié.</text:p>
            <text:p text:style-name="P2">2. L'acteur (via le PC) envoie une requête d'enregistrement contenant les données de la scène au format JSON.</text:p>
            <text:p text:style-name="Text_20_body">3. Le système vérifie la validité du format JSON reçu.</text:p>
            <text:p text:style-name="P2">4. Le système extrait les données et exécute la requête SQL d'insertion dans la base de données.</text:p>
            <text:p text:style-name="Table_20_Contents">5. Le système renvoie un acquittement (message de succès) au PC.</text:p>
          </table:table-cell>
        </table:table-row>
        <table:table-row>
          <table:table-cell table:style-name="Tableau1.A2" office:value-type="string">
            <text:p text:style-name="P4">Alternatives :</text:p>
          </table:table-cell>
          <table:table-cell table:style-name="Tableau1.B2" office:value-type="string">
            <text:p text:style-name="Text_20_body">• <text:span text:style-name="T1">Erreur de format :</text:span> Si le JSON est invalide, le serveur renvoie un message d'erreur et n'écrit rien en base.</text:p>
            <text:p text:style-name="Text_20_body"/>
            <text:p text:style-name="Text_20_body">• <text:span text:style-name="T1">Erreur BDD :</text:span> Si la base de données est inaccessible ou verrouillée, le système renvoie un code d'erreur critique au PC.</text:p>
            <text:p text:style-name="Table_20_Contents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Table_20_Contents">Nom du cas d'utilisation</text:p>
          </table:table-cell>
          <table:table-cell table:style-name="Tableau2.B1" office:value-type="string">
            <text:p text:style-name="P3">Diffuser une scène</text:p>
          </table:table-cell>
        </table:table-row>
        <table:table-row>
          <table:table-cell table:style-name="Tableau2.A2" office:value-type="string">
            <text:p text:style-name="P3">Pré-conditions :</text:p>
          </table:table-cell>
          <table:table-cell table:style-name="Tableau2.B2" office:value-type="string">
            <text:p text:style-name="Text_20_body">• Des scènes sont déjà enregistrées dans la base de données.</text:p>
            <text:p text:style-name="Text_20_body"/>
            <text:p text:style-name="Text_20_body">• Le réseau Wi-Fi est opérationnel.</text:p>
            <text:p text:style-name="Text_20_body"/>
            <text:p text:style-name="Text_20_body">• Les modules ESP32 (récepteurs) sont connectés au réseau.</text:p>
            <text:p text:style-name="Table_20_Contents"/>
          </table:table-cell>
        </table:table-row>
        <table:table-row>
          <table:table-cell table:style-name="Tableau2.A2" office:value-type="string">
            <text:p text:style-name="P3">Post-conditions :</text:p>
          </table:table-cell>
          <table:table-cell table:style-name="Tableau2.B2" office:value-type="string">
            <text:p text:style-name="Text_20_body">• Les projecteurs et rubans LED affichent l'éclairage correspondant à la scène demandée.</text:p>
            <text:p text:style-name="Text_20_body"/>
            <text:p text:style-name="Text_20_body">• Le flux Art-Net est émis en continu (ou selon la durée de la scène).</text:p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Scénario principal :</text:p>
          </table:table-cell>
          <table:table-cell table:style-name="Tableau2.B2" office:value-type="string">
            <text:p text:style-name="P1">1. Le serveur reçoit une commande "Jouer Scène X" provenant du PC ou de la Tablette (message JSON via socket).</text:p>
            <text:p text:style-name="P1"/>
            <text:p text:style-name="P1"/>
            <text:p text:style-name="Text_20_body">2. Le système interroge la base de données pour récupérer les valeurs DMX associées à l'ID de la scène.</text:p>
            <text:p text:style-name="Text_20_body"/>
            <text:p text:style-name="P2">3. Le système génère les trames conformes au protocole Art-Net/UDP.</text:p>
            <text:p text:style-name="Table_20_Contents"/>
            <text:p text:style-name="Text_20_body">4. Le système diffuse (broadcast ou unicast) les trames Art-Net sur le réseau vers les ESP32.</text:p>
            <text:p text:style-name="Text_20_body"/>
            <text:p text:style-name="Text_20_body">5. L'éclairage change visuellement (action physique observable).</text:p>
            <text:p text:style-name="Table_20_Contents"/>
          </table:table-cell>
        </table:table-row>
        <table:table-row>
          <table:table-cell table:style-name="Tableau2.A2" office:value-type="string">
            <text:p text:style-name="P3">Alternatives :</text:p>
          </table:table-cell>
          <table:table-cell table:style-name="Tableau2.B2" office:value-type="string">
            <text:p text:style-name="Text_20_body">• <text:span text:style-name="T1">Scène inexistante :</text:span> Si l'ID demandé n'existe pas en base, le système renvoie une erreur "Scène non trouvée" au client (PC/Tablette) et ne diffuse rien.</text:p>
            <text:p text:style-name="Text_20_body"/>
            <text:p text:style-name="Text_20_body"><text:soft-page-break/>• <text:span text:style-name="T1">Arrêt diffusion :</text:span> Si une commande "Stop" est reçue, le système cesse l'émission des trames UDP.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14:47:20.524997090</meta:creation-date>
    <dc:date>2026-01-29T16:56:56.640925164</dc:date>
    <meta:editing-duration>PT53M22S</meta:editing-duration>
    <meta:editing-cycles>3</meta:editing-cycles>
    <meta:generator>LibreOffice/24.2.7.2$Linux_X86_64 LibreOffice_project/420$Build-2</meta:generator>
    <meta:document-statistic meta:table-count="2" meta:image-count="0" meta:object-count="0" meta:page-count="3" meta:paragraph-count="36" meta:word-count="388" meta:character-count="2241" meta:non-whitespace-character-count="1889"/>
  </office:meta>
</office:document-meta>
</file>